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 style:data-style-name="N112"/>
    <style:style style:name="ce8" style:family="table-cell" style:parent-style-name="Default" style:data-style-name="N2"/>
    <style:style style:name="ce9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Solar Module model fitted to the polycrystalline BP3125.</text:p>
          </table:table-cell>
          <table:table-cell table:number-columns-repeated="6"/>
          <table:table-cell>
            <draw:frame table:end-cell-address="Sheet1.R41" table:end-x="1.162cm" table:end-y="0.128cm" draw:z-index="0" draw:style-name="gr1" svg:width="23.716cm" svg:height="18.11cm" svg:x="0.034cm" svg:y="0.08cm">
              <draw:object draw:notify-on-update-of-ranges="Sheet1.E5:Sheet1.E33 Sheet1.F5:Sheet1.F33 Sheet1.E5:Sheet1.E33 Sheet1.G5:Sheet1.G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5" office:value-type="string" calcext:value-type="string">
            <text:p>Voltage and power output vs current at given solar irradiance</text:p>
          </table:table-cell>
          <table:table-cell table:number-columns-repeated="7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olar Module Model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/10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style-name="ce7" table:formula="of:=0.026*[.$B$16]" office:value-type="float" office:value="2.07105375056179" calcext:value-type="float">
            <text:p>2.07105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6]-[.E5]*[.$B$14]+[.$B$5]*LN(1-[.E5]/[.$B$7])" office:value-type="float" office:value="22.1" calcext:value-type="float">
            <text:p>22.1</text:p>
          </table:table-cell>
          <table:table-cell table:formula="of:=[.E5]*[.F5]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table:style-name="ce7" office:value-type="float" office:value="22.1" calcext:value-type="float">
            <text:p>22.1000000</text:p>
          </table:table-cell>
          <table:table-cell office:value-type="string" calcext:value-type="string">
            <text:p>O/C voltage</text:p>
          </table:table-cell>
          <table:table-cell table:formula="of:=[.D5]+1" office:value-type="float" office:value="1" calcext:value-type="float">
            <text:p>1</text:p>
          </table:table-cell>
          <table:table-cell table:formula="of:=[.$B$7]/20*[.D6]" office:value-type="float" office:value="0.401" calcext:value-type="float">
            <text:p>0.4</text:p>
          </table:table-cell>
          <table:table-cell table:formula="of:=[.$B$6]-[.E6]*[.$B$14]+[.$B$5]*LN(1-[.E6]/[.$B$7])" office:value-type="float" office:value="21.99376883028" calcext:value-type="float">
            <text:p>21.99</text:p>
          </table:table-cell>
          <table:table-cell table:formula="of:=[.E6]*[.F6]/10" office:value-type="float" office:value="0.88195013009422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table:style-name="ce7" office:value-type="float" office:value="8.02" calcext:value-type="float">
            <text:p>8.0200000</text:p>
          </table:table-cell>
          <table:table-cell office:value-type="string" calcext:value-type="string">
            <text:p>S/C current</text:p>
          </table:table-cell>
          <table:table-cell table:formula="of:=[.D6]+1" office:value-type="float" office:value="2" calcext:value-type="float">
            <text:p>2</text:p>
          </table:table-cell>
          <table:table-cell table:formula="of:=[.$B$7]/20*[.D7]" office:value-type="float" office:value="0.802" calcext:value-type="float">
            <text:p>0.8</text:p>
          </table:table-cell>
          <table:table-cell table:formula="of:=[.$B$6]-[.E7]*[.$B$14]+[.$B$5]*LN(1-[.E7]/[.$B$7])" office:value-type="float" office:value="21.8817927088857" calcext:value-type="float">
            <text:p>21.88</text:p>
          </table:table-cell>
          <table:table-cell table:formula="of:=[.E7]*[.F7]/10" office:value-type="float" office:value="1.75491977525264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table:style-name="ce7" office:value-type="float" office:value="17.3" calcext:value-type="float">
            <text:p>17.3000000</text:p>
          </table:table-cell>
          <table:table-cell office:value-type="string" calcext:value-type="string">
            <text:p>Max P voltage</text:p>
          </table:table-cell>
          <table:table-cell table:formula="of:=[.D7]+1" office:value-type="float" office:value="3" calcext:value-type="float">
            <text:p>3</text:p>
          </table:table-cell>
          <table:table-cell table:formula="of:=[.$B$7]/20*[.D8]" office:value-type="float" office:value="1.203" calcext:value-type="float">
            <text:p>1.2</text:p>
          </table:table-cell>
          <table:table-cell table:formula="of:=[.$B$6]-[.E8]*[.$B$14]+[.$B$5]*LN(1-[.E8]/[.$B$7])" office:value-type="float" office:value="21.7634145615263" calcext:value-type="float">
            <text:p>21.76</text:p>
          </table:table-cell>
          <table:table-cell table:formula="of:=[.E8]*[.F8]/10" office:value-type="float" office:value="2.61813877175162" calcext:value-type="float">
            <text:p>2.62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table:style-name="ce7" office:value-type="float" office:value="7.23" calcext:value-type="float">
            <text:p>7.2300000</text:p>
          </table:table-cell>
          <table:table-cell office:value-type="string" calcext:value-type="string">
            <text:p>Max P current</text:p>
          </table:table-cell>
          <table:table-cell table:formula="of:=[.D8]+1" office:value-type="float" office:value="4" calcext:value-type="float">
            <text:p>4</text:p>
          </table:table-cell>
          <table:table-cell table:formula="of:=[.$B$7]/20*[.D9]" office:value-type="float" office:value="1.604" calcext:value-type="float">
            <text:p>1.6</text:p>
          </table:table-cell>
          <table:table-cell table:formula="of:=[.$B$6]-[.E9]*[.$B$14]+[.$B$5]*LN(1-[.E9]/[.$B$7])" office:value-type="float" office:value="21.637857711137" calcext:value-type="float">
            <text:p>21.64</text:p>
          </table:table-cell>
          <table:table-cell table:formula="of:=[.E9]*[.F9]/10" office:value-type="float" office:value="3.47071237686638" calcext:value-type="float">
            <text:p>3.47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table:style-name="ce7" office:value-type="float" office:value="36" calcext:value-type="float">
            <text:p>36.0000000</text:p>
          </table:table-cell>
          <table:table-cell office:value-type="string" calcext:value-type="string">
            <text:p>Cells in series</text:p>
          </table:table-cell>
          <table:table-cell table:formula="of:=[.D9]+1" office:value-type="float" office:value="5" calcext:value-type="float">
            <text:p>5</text:p>
          </table:table-cell>
          <table:table-cell table:formula="of:=[.$B$7]/20*[.D10]" office:value-type="float" office:value="2.005" calcext:value-type="float">
            <text:p>2.01</text:p>
          </table:table-cell>
          <table:table-cell table:formula="of:=[.$B$6]-[.E10]*[.$B$14]+[.$B$5]*LN(1-[.E10]/[.$B$7])" office:value-type="float" office:value="21.5041949648794" calcext:value-type="float">
            <text:p>21.5</text:p>
          </table:table-cell>
          <table:table-cell table:formula="of:=[.E10]*[.F10]/10" office:value-type="float" office:value="4.31159109045831" calcext:value-type="float">
            <text:p>4.31</text:p>
          </table:table-cell>
          <table:table-cell/>
        </table:table-row>
        <table:table-row table:style-name="ro1">
          <table:table-cell/>
          <table:table-cell table:style-name="ce7"/>
          <table:table-cell/>
          <table:table-cell table:formula="of:=[.D10]+1" office:value-type="float" office:value="6" calcext:value-type="float">
            <text:p>6</text:p>
          </table:table-cell>
          <table:table-cell table:formula="of:=[.$B$7]/20*[.D11]" office:value-type="float" office:value="2.406" calcext:value-type="float">
            <text:p>2.41</text:p>
          </table:table-cell>
          <table:table-cell table:formula="of:=[.$B$6]-[.E11]*[.$B$14]+[.$B$5]*LN(1-[.E11]/[.$B$7])" office:value-type="float" office:value="21.3613070196243" calcext:value-type="float">
            <text:p>21.36</text:p>
          </table:table-cell>
          <table:table-cell table:formula="of:=[.E11]*[.F11]/10" office:value-type="float" office:value="5.1395304689216" calcext:value-type="float">
            <text:p>5.14</text:p>
          </table:table-cell>
          <table:table-cell/>
        </table:table-row>
        <table:table-row table:style-name="ro1">
          <table:table-cell office:value-type="string" calcext:value-type="string">
            <text:p>VK</text:p>
          </table:table-cell>
          <table:table-cell table:style-name="ce7" table:formula="of:=([.B8]-[.B6])/LN(1-[.B9]/[.B7])" office:value-type="float" office:value="2.07105375056179" calcext:value-type="float">
            <text:p>2.0710538</text:p>
          </table:table-cell>
          <table:table-cell office:value-type="string" calcext:value-type="string">
            <text:p>Fitted VT</text:p>
          </table:table-cell>
          <table:table-cell table:formula="of:=[.D11]+1" office:value-type="float" office:value="7" calcext:value-type="float">
            <text:p>7</text:p>
          </table:table-cell>
          <table:table-cell table:formula="of:=[.$B$7]/20*[.D12]" office:value-type="float" office:value="2.807" calcext:value-type="float">
            <text:p>2.81</text:p>
          </table:table-cell>
          <table:table-cell table:formula="of:=[.$B$6]-[.E12]*[.$B$14]+[.$B$5]*LN(1-[.E12]/[.$B$7])" office:value-type="float" office:value="21.2078254259488" calcext:value-type="float">
            <text:p>21.21</text:p>
          </table:table-cell>
          <table:table-cell table:formula="of:=[.E12]*[.F12]/10" office:value-type="float" office:value="5.95303659706382" calcext:value-type="float">
            <text:p>5.95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table:style-name="ce7" table:formula="of:=[.B7]/(EXP([.B6]/[.B12])-1)" office:value-type="float" office:value="0.000186154280728504" calcext:value-type="float">
            <text:p>0.0001862</text:p>
          </table:table-cell>
          <table:table-cell office:value-type="string" calcext:value-type="string">
            <text:p>Rev Bias Current</text:p>
          </table:table-cell>
          <table:table-cell table:formula="of:=[.D12]+1" office:value-type="float" office:value="8" calcext:value-type="float">
            <text:p>8</text:p>
          </table:table-cell>
          <table:table-cell table:formula="of:=[.$B$7]/20*[.D13]" office:value-type="float" office:value="3.208" calcext:value-type="float">
            <text:p>3.21</text:p>
          </table:table-cell>
          <table:table-cell table:formula="of:=[.$B$6]-[.E13]*[.$B$14]+[.$B$5]*LN(1-[.E13]/[.$B$7])" office:value-type="float" office:value="21.0420526760164" calcext:value-type="float">
            <text:p>21.04</text:p>
          </table:table-cell>
          <table:table-cell table:formula="of:=[.E13]*[.F13]/10" office:value-type="float" office:value="6.75029049846606" calcext:value-type="float">
            <text:p>6.7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7" office:value-type="float" office:value="0" calcext:value-type="float">
            <text:p>0.0000000</text:p>
          </table:table-cell>
          <table:table-cell office:value-type="string" calcext:value-type="string">
            <text:p>Series R</text:p>
          </table:table-cell>
          <table:table-cell table:formula="of:=[.D13]+1" office:value-type="float" office:value="9" calcext:value-type="float">
            <text:p>9</text:p>
          </table:table-cell>
          <table:table-cell table:formula="of:=[.$B$7]/20*[.D14]" office:value-type="float" office:value="3.609" calcext:value-type="float">
            <text:p>3.61</text:p>
          </table:table-cell>
          <table:table-cell table:formula="of:=[.$B$6]-[.E14]*[.$B$14]+[.$B$5]*LN(1-[.E14]/[.$B$7])" office:value-type="float" office:value="20.8618474373605" calcext:value-type="float">
            <text:p>20.86</text:p>
          </table:table-cell>
          <table:table-cell table:formula="of:=[.E14]*[.F14]/10" office:value-type="float" office:value="7.52904074014339" calcext:value-type="float">
            <text:p>7.53</text:p>
          </table:table-cell>
          <table:table-cell/>
        </table:table-row>
        <table:table-row table:style-name="ro1">
          <table:table-cell/>
          <table:table-cell table:style-name="ce7"/>
          <table:table-cell/>
          <table:table-cell table:formula="of:=[.D14]+1" office:value-type="float" office:value="10" calcext:value-type="float">
            <text:p>10</text:p>
          </table:table-cell>
          <table:table-cell table:formula="of:=[.$B$7]/20*[.D15]" office:value-type="float" office:value="4.01" calcext:value-type="float">
            <text:p>4.01</text:p>
          </table:table-cell>
          <table:table-cell table:formula="of:=[.$B$6]-[.E15]*[.$B$14]+[.$B$5]*LN(1-[.E15]/[.$B$7])" office:value-type="float" office:value="20.66445493201" calcext:value-type="float">
            <text:p>20.66</text:p>
          </table:table-cell>
          <table:table-cell table:formula="of:=[.E15]*[.F15]/10" office:value-type="float" office:value="8.28644642773601" calcext:value-type="float">
            <text:p>8.29</text:p>
          </table:table-cell>
          <table:table-cell/>
        </table:table-row>
        <table:table-row table:style-name="ro1">
          <table:table-cell/>
          <table:table-cell table:style-name="ce7" table:formula="of:=[.B12]/0.026" office:value-type="float" office:value="79.6559134831459" calcext:value-type="float">
            <text:p>79.6559135</text:p>
          </table:table-cell>
          <table:table-cell/>
          <table:table-cell table:formula="of:=[.D15]+1" office:value-type="float" office:value="11" calcext:value-type="float">
            <text:p>11</text:p>
          </table:table-cell>
          <table:table-cell table:formula="of:=[.$B$7]/20*[.D16]" office:value-type="float" office:value="4.411" calcext:value-type="float">
            <text:p>4.41</text:p>
          </table:table-cell>
          <table:table-cell table:formula="of:=[.$B$6]-[.E16]*[.$B$14]+[.$B$5]*LN(1-[.E16]/[.$B$7])" office:value-type="float" office:value="20.4462476408957" calcext:value-type="float">
            <text:p>20.45</text:p>
          </table:table-cell>
          <table:table-cell table:formula="of:=[.E16]*[.F16]/10" office:value-type="float" office:value="9.01883983439911" calcext:value-type="float">
            <text:p>9.02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2" calcext:value-type="float">
            <text:p>12</text:p>
          </table:table-cell>
          <table:table-cell table:formula="of:=[.$B$7]/20*[.D17]" office:value-type="float" office:value="4.812" calcext:value-type="float">
            <text:p>4.81</text:p>
          </table:table-cell>
          <table:table-cell table:formula="of:=[.$B$6]-[.E17]*[.$B$14]+[.$B$5]*LN(1-[.E17]/[.$B$7])" office:value-type="float" office:value="20.202312643147" calcext:value-type="float">
            <text:p>20.2</text:p>
          </table:table-cell>
          <table:table-cell table:formula="of:=[.E17]*[.F17]/10" office:value-type="float" office:value="9.72135284388235" calcext:value-type="float">
            <text:p>9.72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3" calcext:value-type="float">
            <text:p>13</text:p>
          </table:table-cell>
          <table:table-cell table:formula="of:=[.$B$7]/20*[.D18]" office:value-type="float" office:value="5.213" calcext:value-type="float">
            <text:p>5.21</text:p>
          </table:table-cell>
          <table:table-cell table:formula="of:=[.$B$6]-[.E18]*[.$B$14]+[.$B$5]*LN(1-[.E18]/[.$B$7])" office:value-type="float" office:value="19.9257619516343" calcext:value-type="float">
            <text:p>19.93</text:p>
          </table:table-cell>
          <table:table-cell table:formula="of:=[.E18]*[.F18]/10" office:value-type="float" office:value="10.3872997053869" calcext:value-type="float">
            <text:p>10.39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4" calcext:value-type="float">
            <text:p>14</text:p>
          </table:table-cell>
          <table:table-cell table:formula="of:=[.$B$7]/20*[.D19]" office:value-type="float" office:value="5.614" calcext:value-type="float">
            <text:p>5.61</text:p>
          </table:table-cell>
          <table:table-cell table:formula="of:=[.$B$6]-[.E19]*[.$B$14]+[.$B$5]*LN(1-[.E19]/[.$B$7])" office:value-type="float" office:value="19.6065076080264" calcext:value-type="float">
            <text:p>19.61</text:p>
          </table:table-cell>
          <table:table-cell table:formula="of:=[.E19]*[.F19]/10" office:value-type="float" office:value="11.007093371146" calcext:value-type="float">
            <text:p>11.01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5" calcext:value-type="float">
            <text:p>15</text:p>
          </table:table-cell>
          <table:table-cell table:formula="of:=[.$B$7]/20*[.D20]" office:value-type="float" office:value="6.015" calcext:value-type="float">
            <text:p>6.02</text:p>
          </table:table-cell>
          <table:table-cell table:formula="of:=[.$B$6]-[.E20]*[.$B$14]+[.$B$5]*LN(1-[.E20]/[.$B$7])" office:value-type="float" office:value="19.22890986402" calcext:value-type="float">
            <text:p>19.23</text:p>
          </table:table-cell>
          <table:table-cell table:formula="of:=[.E20]*[.F20]/10" office:value-type="float" office:value="11.566189283208" calcext:value-type="float">
            <text:p>11.57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6" calcext:value-type="float">
            <text:p>16</text:p>
          </table:table-cell>
          <table:table-cell table:formula="of:=[.$B$7]/20*[.D21]" office:value-type="float" office:value="6.416" calcext:value-type="float">
            <text:p>6.42</text:p>
          </table:table-cell>
          <table:table-cell table:formula="of:=[.$B$6]-[.E21]*[.$B$14]+[.$B$5]*LN(1-[.E21]/[.$B$7])" office:value-type="float" office:value="18.766767575157" calcext:value-type="float">
            <text:p>18.77</text:p>
          </table:table-cell>
          <table:table-cell table:formula="of:=[.E21]*[.F21]/10" office:value-type="float" office:value="12.0407580762207" calcext:value-type="float">
            <text:p>12.04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17" calcext:value-type="float">
            <text:p>17</text:p>
          </table:table-cell>
          <table:table-cell table:formula="of:=[.$B$7]/20*[.D22]" office:value-type="float" office:value="6.817" calcext:value-type="float">
            <text:p>6.82</text:p>
          </table:table-cell>
          <table:table-cell table:formula="of:=[.$B$6]-[.E22]*[.$B$14]+[.$B$5]*LN(1-[.E22]/[.$B$7])" office:value-type="float" office:value="18.1709625400364" calcext:value-type="float">
            <text:p>18.17</text:p>
          </table:table-cell>
          <table:table-cell table:formula="of:=[.E22]*[.F22]/10" office:value-type="float" office:value="12.3871451635428" calcext:value-type="float">
            <text:p>12.39</text:p>
          </table:table-cell>
          <table:table-cell/>
        </table:table-row>
        <table:table-row table:style-name="ro1">
          <table:table-cell table:number-columns-repeated="3"/>
          <table:table-cell table:formula="of:=[.D22]+1" office:value-type="float" office:value="18" calcext:value-type="float">
            <text:p>18</text:p>
          </table:table-cell>
          <table:table-cell table:formula="of:=[.$B$7]/20*[.D23]" office:value-type="float" office:value="7.218" calcext:value-type="float">
            <text:p>7.22</text:p>
          </table:table-cell>
          <table:table-cell table:formula="of:=[.$B$6]-[.E23]*[.$B$14]+[.$B$5]*LN(1-[.E23]/[.$B$7])" office:value-type="float" office:value="17.331222507167" calcext:value-type="float">
            <text:p>17.33</text:p>
          </table:table-cell>
          <table:table-cell table:formula="of:=[.E23]*[.F23]/10" office:value-type="float" office:value="12.5096764056732" calcext:value-type="float">
            <text:p>12.51</text:p>
          </table:table-cell>
          <table:table-cell/>
        </table:table-row>
        <table:table-row table:style-name="ro1">
          <table:table-cell table:number-columns-repeated="3"/>
          <table:table-cell table:formula="of:=[.D23]+1" office:value-type="float" office:value="19" calcext:value-type="float">
            <text:p>19</text:p>
          </table:table-cell>
          <table:table-cell table:formula="of:=[.$B$7]/20*[.D24]" office:value-type="float" office:value="7.619" calcext:value-type="float">
            <text:p>7.62</text:p>
          </table:table-cell>
          <table:table-cell table:formula="of:=[.$B$6]-[.E24]*[.$B$14]+[.$B$5]*LN(1-[.E24]/[.$B$7])" office:value-type="float" office:value="15.895677439177" calcext:value-type="float">
            <text:p>15.9</text:p>
          </table:table-cell>
          <table:table-cell table:formula="of:=[.E24]*[.F24]/10" office:value-type="float" office:value="12.110916640909" calcext:value-type="float">
            <text:p>12.11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1" calcext:value-type="float">
            <text:p>19.1</text:p>
          </table:table-cell>
          <table:table-cell table:formula="of:=[.$B$7]/20*[.D25]" office:value-type="float" office:value="7.6591" calcext:value-type="float">
            <text:p>7.66</text:p>
          </table:table-cell>
          <table:table-cell table:formula="of:=[.$B$6]-[.E25]*[.$B$14]+[.$B$5]*LN(1-[.E25]/[.$B$7])" office:value-type="float" office:value="15.6774701480627" calcext:value-type="float">
            <text:p>15.68</text:p>
          </table:table-cell>
          <table:table-cell table:formula="of:=[.E25]*[.F25]/10" office:value-type="float" office:value="12.0075311611027" calcext:value-type="float">
            <text:p>12.01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2" calcext:value-type="float">
            <text:p>19.2</text:p>
          </table:table-cell>
          <table:table-cell table:formula="of:=[.$B$7]/20*[.D26]" office:value-type="float" office:value="7.6992" calcext:value-type="float">
            <text:p>7.7</text:p>
          </table:table-cell>
          <table:table-cell table:formula="of:=[.$B$6]-[.E26]*[.$B$14]+[.$B$5]*LN(1-[.E26]/[.$B$7])" office:value-type="float" office:value="15.433535150314" calcext:value-type="float">
            <text:p>15.43</text:p>
          </table:table-cell>
          <table:table-cell table:formula="of:=[.E26]*[.F26]/10" office:value-type="float" office:value="11.8825873829298" calcext:value-type="float">
            <text:p>11.88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3" calcext:value-type="float">
            <text:p>19.3</text:p>
          </table:table-cell>
          <table:table-cell table:formula="of:=[.$B$7]/20*[.D27]" office:value-type="float" office:value="7.7393" calcext:value-type="float">
            <text:p>7.74</text:p>
          </table:table-cell>
          <table:table-cell table:formula="of:=[.$B$6]-[.E27]*[.$B$14]+[.$B$5]*LN(1-[.E27]/[.$B$7])" office:value-type="float" office:value="15.1569844588013" calcext:value-type="float">
            <text:p>15.16</text:p>
          </table:table-cell>
          <table:table-cell table:formula="of:=[.E27]*[.F27]/10" office:value-type="float" office:value="11.7304449822001" calcext:value-type="float">
            <text:p>11.73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4" calcext:value-type="float">
            <text:p>19.4</text:p>
          </table:table-cell>
          <table:table-cell table:formula="of:=[.$B$7]/20*[.D28]" office:value-type="float" office:value="7.7794" calcext:value-type="float">
            <text:p>7.78</text:p>
          </table:table-cell>
          <table:table-cell table:formula="of:=[.$B$6]-[.E28]*[.$B$14]+[.$B$5]*LN(1-[.E28]/[.$B$7])" office:value-type="float" office:value="14.8377301151934" calcext:value-type="float">
            <text:p>14.84</text:p>
          </table:table-cell>
          <table:table-cell table:formula="of:=[.E28]*[.F28]/10" office:value-type="float" office:value="11.5428637658135" calcext:value-type="float">
            <text:p>11.54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5" calcext:value-type="float">
            <text:p>19.5</text:p>
          </table:table-cell>
          <table:table-cell table:formula="of:=[.$B$7]/20*[.D29]" office:value-type="float" office:value="7.8195" calcext:value-type="float">
            <text:p>7.82</text:p>
          </table:table-cell>
          <table:table-cell table:formula="of:=[.$B$6]-[.E29]*[.$B$14]+[.$B$5]*LN(1-[.E29]/[.$B$7])" office:value-type="float" office:value="14.460132371187" calcext:value-type="float">
            <text:p>14.46</text:p>
          </table:table-cell>
          <table:table-cell table:formula="of:=[.E29]*[.F29]/10" office:value-type="float" office:value="11.3071005076497" calcext:value-type="float">
            <text:p>11.31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6" calcext:value-type="float">
            <text:p>19.6</text:p>
          </table:table-cell>
          <table:table-cell table:formula="of:=[.$B$7]/20*[.D30]" office:value-type="float" office:value="7.8596" calcext:value-type="float">
            <text:p>7.86</text:p>
          </table:table-cell>
          <table:table-cell table:formula="of:=[.$B$6]-[.E30]*[.$B$14]+[.$B$5]*LN(1-[.E30]/[.$B$7])" office:value-type="float" office:value="13.997990082324" calcext:value-type="float">
            <text:p>14</text:p>
          </table:table-cell>
          <table:table-cell table:formula="of:=[.E30]*[.F30]/10" office:value-type="float" office:value="11.0018602851034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formula="of:=[.D30]+0.1" office:value-type="float" office:value="19.7" calcext:value-type="float">
            <text:p>19.7</text:p>
          </table:table-cell>
          <table:table-cell table:formula="of:=[.$B$7]/20*[.D31]" office:value-type="float" office:value="7.8997" calcext:value-type="float">
            <text:p>7.9</text:p>
          </table:table-cell>
          <table:table-cell table:formula="of:=[.$B$6]-[.E31]*[.$B$14]+[.$B$5]*LN(1-[.E31]/[.$B$7])" office:value-type="float" office:value="13.4021850472033" calcext:value-type="float">
            <text:p>13.4</text:p>
          </table:table-cell>
          <table:table-cell table:formula="of:=[.E31]*[.F31]/10" office:value-type="float" office:value="10.5873241217392" calcext:value-type="float">
            <text:p>10.59</text:p>
          </table:table-cell>
          <table:table-cell/>
        </table:table-row>
        <table:table-row table:style-name="ro1">
          <table:table-cell table:number-columns-repeated="3"/>
          <table:table-cell table:formula="of:=[.D31]+0.1" office:value-type="float" office:value="19.8" calcext:value-type="float">
            <text:p>19.8</text:p>
          </table:table-cell>
          <table:table-cell table:formula="of:=[.$B$7]/20*[.D32]" office:value-type="float" office:value="7.9398" calcext:value-type="float">
            <text:p>7.94</text:p>
          </table:table-cell>
          <table:table-cell table:formula="of:=[.$B$6]-[.E32]*[.$B$14]+[.$B$5]*LN(1-[.E32]/[.$B$7])" office:value-type="float" office:value="12.5624450143339" calcext:value-type="float">
            <text:p>12.56</text:p>
          </table:table-cell>
          <table:table-cell table:formula="of:=[.E32]*[.F32]/10" office:value-type="float" office:value="9.97433009248085" calcext:value-type="float">
            <text:p>9.97</text:p>
          </table:table-cell>
          <table:table-cell/>
        </table:table-row>
        <table:table-row table:style-name="ro1">
          <table:table-cell table:number-columns-repeated="3"/>
          <table:table-cell table:formula="of:=[.D32]+0.1" office:value-type="float" office:value="19.9" calcext:value-type="float">
            <text:p>19.9</text:p>
          </table:table-cell>
          <table:table-cell table:style-name="ce8" table:formula="of:=[.$B$7]" office:value-type="float" office:value="8.02" calcext:value-type="float">
            <text:p>8.02</text:p>
          </table:table-cell>
          <table:table-cell office:value-type="float" office:value="0" calcext:value-type="float">
            <text:p>0</text:p>
          </table:table-cell>
          <table:table-cell table:formula="of:=[.E33]*[.F33]/10" office:value-type="float" office:value="0" calcext:value-type="float">
            <text:p>0</text:p>
          </table:table-cell>
          <table:table-cell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Solar Module Model</text:p>
          </table:table-cell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IsR-V0)/VT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style-name="ce2" office:value-type="float" office:value="0.026" calcext:value-type="float">
            <text:p>2.60E-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3]-[.E2]*[.$B$10]+[.$B$2]*LN(1-[.E2]/[.$B$4])" office:value-type="float" office:value="91.8" calcext:value-type="float">
            <text:p>91.8</text:p>
          </table:table-cell>
          <table:table-cell table:formula="of:=[.E2]*[.F2]" office:value-type="float" office:value="0" calcext:value-type="float">
            <text:p>0</text:p>
          </table:table-cell>
          <table:table-cell/>
          <table:table-cell table:formula="of:=[.$B$6]*(1+0.026/[.$B$5])" office:value-type="float" office:value="0.900349253731343" calcext:value-type="float">
            <text:p>0.9</text:p>
          </table:table-cell>
          <table:table-cell table:formula="of:=[.$B$5]/[.$B$6]-0.026/([.$B$4]-[.$B$6])" office:value-type="float" office:value="74.3547892720306" calcext:value-type="float">
            <text:p>74.35</text:p>
          </table:table-cell>
          <table:table-cell table:formula="of:=([.$B$4]*[.J2]-[.$B$3])/0.026" office:value-type="float" office:value="-127.607721780136" calcext:value-type="float">
            <text:p>-127.61</text:p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table:style-name="ce2" office:value-type="float" office:value="91.8" calcext:value-type="float">
            <text:p>9.18E+001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$B$4]/20*[.D3]" office:value-type="float" office:value="0.0595" calcext:value-type="float">
            <text:p>0.06</text:p>
          </table:table-cell>
          <table:table-cell table:formula="of:=[.$B$3]-[.E3]*[.$B$10]+[.$B$2]*LN(1-[.E3]/[.$B$4])" office:value-type="float" office:value="87.3745564126601" calcext:value-type="float">
            <text:p>87.37</text:p>
          </table:table-cell>
          <table:table-cell table:formula="of:=[.E3]*[.F3]" office:value-type="float" office:value="5.19878610655328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c</text:p>
          </table:table-cell>
          <table:table-cell table:style-name="ce2" office:value-type="float" office:value="1.19" calcext:value-type="float">
            <text:p>1.19E+000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$B$4]/20*[.D4]" office:value-type="float" office:value="0.119" calcext:value-type="float">
            <text:p>0.12</text:p>
          </table:table-cell>
          <table:table-cell table:formula="of:=[.$B$3]-[.E4]*[.$B$10]+[.$B$2]*LN(1-[.E4]/[.$B$4])" office:value-type="float" office:value="82.9490407032212" calcext:value-type="float">
            <text:p>82.95</text:p>
          </table:table-cell>
          <table:table-cell table:formula="of:=[.E4]*[.F4]" office:value-type="float" office:value="9.87093584368333" calcext:value-type="float">
            <text:p>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</text:p>
          </table:table-cell>
          <table:table-cell table:style-name="ce2" office:value-type="float" office:value="67" calcext:value-type="float">
            <text:p>6.70E+001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$B$4]/20*[.D5]" office:value-type="float" office:value="0.1785" calcext:value-type="float">
            <text:p>0.18</text:p>
          </table:table-cell>
          <table:table-cell table:formula="of:=[.$B$3]-[.E5]*[.$B$10]+[.$B$2]*LN(1-[.E5]/[.$B$4])" office:value-type="float" office:value="78.5234446227756" calcext:value-type="float">
            <text:p>78.52</text:p>
          </table:table-cell>
          <table:table-cell table:formula="of:=[.E5]*[.F5]" office:value-type="float" office:value="14.0164348651654" calcext:value-type="float">
            <text:p>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style-name="ce2" office:value-type="float" office:value="0.9" calcext:value-type="float">
            <text:p>9.00E-00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$B$4]/20*[.D6]" office:value-type="float" office:value="0.238" calcext:value-type="float">
            <text:p>0.24</text:p>
          </table:table-cell>
          <table:table-cell table:formula="of:=[.$B$3]-[.E6]*[.$B$10]+[.$B$2]*LN(1-[.E6]/[.$B$4])" office:value-type="float" office:value="74.0977584209225" calcext:value-type="float">
            <text:p>74.1</text:p>
          </table:table-cell>
          <table:table-cell table:formula="of:=[.E6]*[.F6]" office:value-type="float" office:value="17.6352665041796" calcext:value-type="float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6]+1" office:value-type="float" office:value="5" calcext:value-type="float">
            <text:p>5</text:p>
          </table:table-cell>
          <table:table-cell table:formula="of:=[.$B$4]/20*[.D7]" office:value-type="float" office:value="0.2975" calcext:value-type="float">
            <text:p>0.3</text:p>
          </table:table-cell>
          <table:table-cell table:formula="of:=[.$B$3]-[.E7]*[.$B$10]+[.$B$2]*LN(1-[.E7]/[.$B$4])" office:value-type="float" office:value="69.6719704576871" calcext:value-type="float">
            <text:p>69.67</text:p>
          </table:table-cell>
          <table:table-cell table:formula="of:=[.E7]*[.F7]" office:value-type="float" office:value="20.7274112111619" calcext:value-type="float">
            <text:p>2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</text:p>
          </table:table-cell>
          <table:table-cell table:style-name="ce2" table:formula="of:=([.B5]-[.B3])/LN(1-[.B6]/[.B4])" office:value-type="float" office:value="17.5658833211312" calcext:value-type="float">
            <text:p>1.76E+001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$B$4]/20*[.D8]" office:value-type="float" office:value="0.357" calcext:value-type="float">
            <text:p>0.36</text:p>
          </table:table-cell>
          <table:table-cell table:formula="of:=[.$B$3]-[.E8]*[.$B$10]+[.$B$2]*LN(1-[.E8]/[.$B$4])" office:value-type="float" office:value="65.2460666813427" calcext:value-type="float">
            <text:p>65.25</text:p>
          </table:table-cell>
          <table:table-cell table:formula="of:=[.E8]*[.F8]" office:value-type="float" office:value="23.2928458052393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0</text:p>
          </table:table-cell>
          <table:table-cell table:style-name="ce2" table:formula="of:=[.B4]/(EXP([.B3]/[.B8])-1)" office:value-type="float" office:value="0.00643053897844632" calcext:value-type="float">
            <text:p>6.43E-003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[.$B$4]/20*[.D9]" office:value-type="float" office:value="0.4165" calcext:value-type="float">
            <text:p>0.42</text:p>
          </table:table-cell>
          <table:table-cell table:formula="of:=[.$B$3]-[.E9]*[.$B$10]+[.$B$2]*LN(1-[.E9]/[.$B$4])" office:value-type="float" office:value="60.8200299123808" calcext:value-type="float">
            <text:p>60.82</text:p>
          </table:table-cell>
          <table:table-cell table:formula="of:=[.E9]*[.F9]" office:value-type="float" office:value="25.3315424585066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[.$B$5]/[.$B$6]-[.$B$2]/([.$B$4]-[.$B$6])" office:value-type="float" office:value="74.3547892720306" calcext:value-type="float">
            <text:p>74.35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[.$B$4]/20*[.D10]" office:value-type="float" office:value="0.476" calcext:value-type="float">
            <text:p>0.48</text:p>
          </table:table-cell>
          <table:table-cell table:formula="of:=[.$B$3]-[.E10]*[.$B$10]+[.$B$2]*LN(1-[.E10]/[.$B$4])" office:value-type="float" office:value="56.3938388402955" calcext:value-type="float">
            <text:p>56.39</text:p>
          </table:table-cell>
          <table:table-cell table:formula="of:=[.E10]*[.F10]" office:value-type="float" office:value="26.8434672879807" calcext:value-type="float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0]+1" office:value-type="float" office:value="9" calcext:value-type="float">
            <text:p>9</text:p>
          </table:table-cell>
          <table:table-cell table:formula="of:=[.$B$4]/20*[.D11]" office:value-type="float" office:value="0.5355" calcext:value-type="float">
            <text:p>0.54</text:p>
          </table:table-cell>
          <table:table-cell table:formula="of:=[.$B$3]-[.E11]*[.$B$10]+[.$B$2]*LN(1-[.E11]/[.$B$4])" office:value-type="float" office:value="51.9674665828079" calcext:value-type="float">
            <text:p>51.97</text:p>
          </table:table-cell>
          <table:table-cell table:formula="of:=[.E11]*[.F11]" office:value-type="float" office:value="27.8285783550937" calcext:value-type="float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8]/0.026" office:value-type="float" office:value="675.610896966583" calcext:value-type="float">
            <text:p>6.76E+002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$B$4]/20*[.D12]" office:value-type="float" office:value="0.595" calcext:value-type="float">
            <text:p>0.6</text:p>
          </table:table-cell>
          <table:table-cell table:formula="of:=[.$B$3]-[.E12]*[.$B$10]+[.$B$2]*LN(1-[.E12]/[.$B$4])" office:value-type="float" office:value="47.5408785564472" calcext:value-type="float">
            <text:p>47.54</text:p>
          </table:table-cell>
          <table:table-cell table:formula="of:=[.E12]*[.F12]" office:value-type="float" office:value="28.2868227410861" calcext:value-type="float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2]+1" office:value-type="float" office:value="11" calcext:value-type="float">
            <text:p>11</text:p>
          </table:table-cell>
          <table:table-cell table:formula="of:=[.$B$4]/20*[.D13]" office:value-type="float" office:value="0.6545" calcext:value-type="float">
            <text:p>0.65</text:p>
          </table:table-cell>
          <table:table-cell table:formula="of:=[.$B$3]-[.E13]*[.$B$10]+[.$B$2]*LN(1-[.E13]/[.$B$4])" office:value-type="float" office:value="43.1140292213543" calcext:value-type="float">
            <text:p>43.11</text:p>
          </table:table-cell>
          <table:table-cell table:formula="of:=[.E13]*[.F13]" office:value-type="float" office:value="28.2181321253764" calcext:value-type="float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3]+1" office:value-type="float" office:value="12" calcext:value-type="float">
            <text:p>12</text:p>
          </table:table-cell>
          <table:table-cell table:formula="of:=[.$B$4]/20*[.D14]" office:value-type="float" office:value="0.714" calcext:value-type="float">
            <text:p>0.71</text:p>
          </table:table-cell>
          <table:table-cell table:formula="of:=[.$B$3]-[.E14]*[.$B$10]+[.$B$2]*LN(1-[.E14]/[.$B$4])" office:value-type="float" office:value="38.6868569007414" calcext:value-type="float">
            <text:p>38.69</text:p>
          </table:table-cell>
          <table:table-cell table:formula="of:=[.E14]*[.F14]" office:value-type="float" office:value="27.6224158271294" calcext:value-type="float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4]+1" office:value-type="float" office:value="13" calcext:value-type="float">
            <text:p>13</text:p>
          </table:table-cell>
          <table:table-cell table:formula="of:=[.$B$4]/20*[.D15]" office:value-type="float" office:value="0.7735" calcext:value-type="float">
            <text:p>0.77</text:p>
          </table:table-cell>
          <table:table-cell table:formula="of:=[.$B$3]-[.E15]*[.$B$10]+[.$B$2]*LN(1-[.E15]/[.$B$4])" office:value-type="float" office:value="34.2592751228473" calcext:value-type="float">
            <text:p>34.26</text:p>
          </table:table-cell>
          <table:table-cell table:formula="of:=[.E15]*[.F15]" office:value-type="float" office:value="26.4995493075224" calcext:value-type="float">
            <text:p>26.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5]+1" office:value-type="float" office:value="14" calcext:value-type="float">
            <text:p>14</text:p>
          </table:table-cell>
          <table:table-cell table:formula="of:=[.$B$4]/20*[.D16]" office:value-type="float" office:value="0.833" calcext:value-type="float">
            <text:p>0.83</text:p>
          </table:table-cell>
          <table:table-cell table:formula="of:=[.$B$3]-[.E16]*[.$B$10]+[.$B$2]*LN(1-[.E16]/[.$B$4])" office:value-type="float" office:value="29.831157243486" calcext:value-type="float">
            <text:p>29.83</text:p>
          </table:table-cell>
          <table:table-cell table:formula="of:=[.E16]*[.F16]" office:value-type="float" office:value="24.8493539838238" calcext:value-type="float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6]+1" office:value-type="float" office:value="15" calcext:value-type="float">
            <text:p>15</text:p>
          </table:table-cell>
          <table:table-cell table:formula="of:=[.$B$4]/20*[.D17]" office:value-type="float" office:value="0.8925" calcext:value-type="float">
            <text:p>0.89</text:p>
          </table:table-cell>
          <table:table-cell table:formula="of:=[.$B$3]-[.E17]*[.$B$10]+[.$B$2]*LN(1-[.E17]/[.$B$4])" office:value-type="float" office:value="25.4023069213235" calcext:value-type="float">
            <text:p>25.4</text:p>
          </table:table-cell>
          <table:table-cell table:formula="of:=[.E17]*[.F17]" office:value-type="float" office:value="22.6715589272813" calcext:value-type="float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7]+1" office:value-type="float" office:value="16" calcext:value-type="float">
            <text:p>16</text:p>
          </table:table-cell>
          <table:table-cell table:formula="of:=[.$B$4]/20*[.D18]" office:value-type="float" office:value="0.952" calcext:value-type="float">
            <text:p>0.95</text:p>
          </table:table-cell>
          <table:table-cell table:formula="of:=[.$B$3]-[.E18]*[.$B$10]+[.$B$2]*LN(1-[.E18]/[.$B$4])" office:value-type="float" office:value="20.9723952273035" calcext:value-type="float">
            <text:p>20.97</text:p>
          </table:table-cell>
          <table:table-cell table:formula="of:=[.E18]*[.F18]" office:value-type="float" office:value="19.965720256393" calcext:value-type="float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8]+1" office:value-type="float" office:value="17" calcext:value-type="float">
            <text:p>17</text:p>
          </table:table-cell>
          <table:table-cell table:formula="of:=[.$B$4]/20*[.D19]" office:value-type="float" office:value="1.0115" calcext:value-type="float">
            <text:p>1.01</text:p>
          </table:table-cell>
          <table:table-cell table:formula="of:=[.$B$3]-[.E19]*[.$B$10]+[.$B$2]*LN(1-[.E19]/[.$B$4])" office:value-type="float" office:value="16.540805531734" calcext:value-type="float">
            <text:p>16.54</text:p>
          </table:table-cell>
          <table:table-cell table:formula="of:=[.E19]*[.F19]" office:value-type="float" office:value="16.7310247953489" calcext:value-type="float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9]+1" office:value-type="float" office:value="18" calcext:value-type="float">
            <text:p>18</text:p>
          </table:table-cell>
          <table:table-cell table:formula="of:=[.$B$4]/20*[.D20]" office:value-type="float" office:value="1.071" calcext:value-type="float">
            <text:p>1.07</text:p>
          </table:table-cell>
          <table:table-cell table:formula="of:=[.$B$3]-[.E20]*[.$B$10]+[.$B$2]*LN(1-[.E20]/[.$B$4])" office:value-type="float" office:value="12.1061534772373" calcext:value-type="float">
            <text:p>12.11</text:p>
          </table:table-cell>
          <table:table-cell table:formula="of:=[.E20]*[.F20]" office:value-type="float" office:value="12.9656903741212" calcext:value-type="float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0]+1" office:value-type="float" office:value="19" calcext:value-type="float">
            <text:p>19</text:p>
          </table:table-cell>
          <table:table-cell table:formula="of:=[.$B$4]/20*[.D21]" office:value-type="float" office:value="1.1305" calcext:value-type="float">
            <text:p>1.13</text:p>
          </table:table-cell>
          <table:table-cell table:formula="of:=[.$B$3]-[.E21]*[.$B$10]+[.$B$2]*LN(1-[.E21]/[.$B$4])" office:value-type="float" office:value="7.66402168885695" calcext:value-type="float">
            <text:p>7.66</text:p>
          </table:table-cell>
          <table:table-cell table:formula="of:=[.E21]*[.F21]" office:value-type="float" office:value="8.66417651925278" calcext:value-type="float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1]+0.1" office:value-type="float" office:value="19.1" calcext:value-type="float">
            <text:p>19.1</text:p>
          </table:table-cell>
          <table:table-cell table:formula="of:=[.$B$4]/20*[.D22]" office:value-type="float" office:value="1.13645" calcext:value-type="float">
            <text:p>1.14</text:p>
          </table:table-cell>
          <table:table-cell table:formula="of:=[.$B$3]-[.E22]*[.$B$10]+[.$B$2]*LN(1-[.E22]/[.$B$4])" office:value-type="float" office:value="7.21887131928127" calcext:value-type="float">
            <text:p>7.22</text:p>
          </table:table-cell>
          <table:table-cell table:formula="of:=[.E22]*[.F22]" office:value-type="float" office:value="8.2038863107972" calcext:value-type="float">
            <text:p>8.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2]+0.1" office:value-type="float" office:value="19.2" calcext:value-type="float">
            <text:p>19.2</text:p>
          </table:table-cell>
          <table:table-cell table:formula="of:=[.$B$4]/20*[.D23]" office:value-type="float" office:value="1.1424" calcext:value-type="float">
            <text:p>1.14</text:p>
          </table:table-cell>
          <table:table-cell table:formula="of:=[.$B$3]-[.E23]*[.$B$10]+[.$B$2]*LN(1-[.E23]/[.$B$4])" office:value-type="float" office:value="6.77339796418562" calcext:value-type="float">
            <text:p>6.77</text:p>
          </table:table-cell>
          <table:table-cell table:formula="of:=[.E23]*[.F23]" office:value-type="float" office:value="7.73792983428565" calcext:value-type="float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3]+0.1" office:value-type="float" office:value="19.3" calcext:value-type="float">
            <text:p>19.3</text:p>
          </table:table-cell>
          <table:table-cell table:formula="of:=[.$B$4]/20*[.D24]" office:value-type="float" office:value="1.14835" calcext:value-type="float">
            <text:p>1.15</text:p>
          </table:table-cell>
          <table:table-cell table:formula="of:=[.$B$3]-[.E24]*[.$B$10]+[.$B$2]*LN(1-[.E24]/[.$B$4])" office:value-type="float" office:value="6.32751515180879" calcext:value-type="float">
            <text:p>6.33</text:p>
          </table:table-cell>
          <table:table-cell table:formula="of:=[.E24]*[.F24]" office:value-type="float" office:value="7.26620202457962" calcext:value-type="float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4]+0.1" office:value-type="float" office:value="19.4" calcext:value-type="float">
            <text:p>19.4</text:p>
          </table:table-cell>
          <table:table-cell table:formula="of:=[.$B$4]/20*[.D25]" office:value-type="float" office:value="1.1543" calcext:value-type="float">
            <text:p>1.15</text:p>
          </table:table-cell>
          <table:table-cell table:formula="of:=[.$B$3]-[.E25]*[.$B$10]+[.$B$2]*LN(1-[.E25]/[.$B$4])" office:value-type="float" office:value="5.88109623796468" calcext:value-type="float">
            <text:p>5.88</text:p>
          </table:table-cell>
          <table:table-cell table:formula="of:=[.E25]*[.F25]" office:value-type="float" office:value="6.78854938748263" calcext:value-type="float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5]+0.1" office:value-type="float" office:value="19.5" calcext:value-type="float">
            <text:p>19.5</text:p>
          </table:table-cell>
          <table:table-cell table:formula="of:=[.$B$4]/20*[.D26]" office:value-type="float" office:value="1.16025" calcext:value-type="float">
            <text:p>1.16</text:p>
          </table:table-cell>
          <table:table-cell table:formula="of:=[.$B$3]-[.E26]*[.$B$10]+[.$B$2]*LN(1-[.E26]/[.$B$4])" office:value-type="float" office:value="5.43394488131944" calcext:value-type="float">
            <text:p>5.43</text:p>
          </table:table-cell>
          <table:table-cell table:formula="of:=[.E26]*[.F26]" office:value-type="float" office:value="6.30473454855088" calcext:value-type="float">
            <text:p>6.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6]+0.1" office:value-type="float" office:value="19.6" calcext:value-type="float">
            <text:p>19.6</text:p>
          </table:table-cell>
          <table:table-cell table:formula="of:=[.$B$4]/20*[.D27]" office:value-type="float" office:value="1.1662" calcext:value-type="float">
            <text:p>1.17</text:p>
          </table:table-cell>
          <table:table-cell table:formula="of:=[.$B$3]-[.E27]*[.$B$10]+[.$B$2]*LN(1-[.E27]/[.$B$4])" office:value-type="float" office:value="4.9857321528167" calcext:value-type="float">
            <text:p>4.99</text:p>
          </table:table-cell>
          <table:table-cell table:formula="of:=[.E27]*[.F27]" office:value-type="float" office:value="5.81436083661483" calcext:value-type="float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7]+0.1" office:value-type="float" office:value="19.7" calcext:value-type="float">
            <text:p>19.7</text:p>
          </table:table-cell>
          <table:table-cell table:formula="of:=[.$B$4]/20*[.D28]" office:value-type="float" office:value="1.17215" calcext:value-type="float">
            <text:p>1.17</text:p>
          </table:table-cell>
          <table:table-cell table:formula="of:=[.$B$3]-[.E28]*[.$B$10]+[.$B$2]*LN(1-[.E28]/[.$B$4])" office:value-type="float" office:value="4.53584142276436" calcext:value-type="float">
            <text:p>4.54</text:p>
          </table:table-cell>
          <table:table-cell table:formula="of:=[.E28]*[.F28]" office:value-type="float" office:value="5.31668652369325" calcext:value-type="float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8]+0.1" office:value-type="float" office:value="19.8" calcext:value-type="float">
            <text:p>19.8</text:p>
          </table:table-cell>
          <table:table-cell table:formula="of:=[.$B$4]/20*[.D29]" office:value-type="float" office:value="1.1781" calcext:value-type="float">
            <text:p>1.18</text:p>
          </table:table-cell>
          <table:table-cell table:formula="of:=[.$B$3]-[.E29]*[.$B$10]+[.$B$2]*LN(1-[.E29]/[.$B$4])" office:value-type="float" office:value="4.08288833378496" calcext:value-type="float">
            <text:p>4.08</text:p>
          </table:table-cell>
          <table:table-cell table:formula="of:=[.E29]*[.F29]" office:value-type="float" office:value="4.81005074603206" calcext:value-type="float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9]+0.1" office:value-type="float" office:value="19.9" calcext:value-type="float">
            <text:p>19.9</text:p>
          </table:table-cell>
          <table:table-cell table:formula="of:=[.$B$4]/20*[.D30]" office:value-type="float" office:value="1.18405" calcext:value-type="float">
            <text:p>1.18</text:p>
          </table:table-cell>
          <table:table-cell table:formula="of:=[.$B$3]-[.E30]*[.$B$10]+[.$B$2]*LN(1-[.E30]/[.$B$4])" office:value-type="float" office:value="3.62245551092181" calcext:value-type="float">
            <text:p>3.62</text:p>
          </table:table-cell>
          <table:table-cell table:formula="of:=[.E30]*[.F30]" office:value-type="float" office:value="4.28916844770697" calcext:value-type="float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3:32:17.054904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7-26T18:39:30</meta:creation-date>
    <dc:date>2015-06-21T13:41:23.317657123</dc:date>
    <dc:language>en-US</dc:language>
    <meta:editing-cycles>16</meta:editing-cycles>
    <meta:editing-duration>PT2H36M22S</meta:editing-duration>
    <meta:document-statistic meta:table-count="3" meta:cell-count="29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17cm" svg:height="18.111cm" xlink:href=".." xlink:type="simple" chart:class="chart:scatter" chart:style-name="ch1">
        <chart:plot-area chart:style-name="ch2" table:cell-range-address="Sheet1.E5:Sheet1.G33" svg:x="0.47cm" svg:y="0.359cm" svg:width="22.765cm" svg:height="17.383cm">
          <chartooo:coordinate-region svg:x="1.039cm" svg:y="0.532cm" svg:width="22.116cm" svg:height="16.6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5:Sheet1.F33" chart:class="chart:scatter">
            <chart:domain table:cell-range-address="Sheet1.E5:Sheet1.E33"/>
            <chart:data-point chart:repeated="29"/>
          </chart:series>
          <chart:series chart:style-name="ch6" chart:values-cell-range-address="Sheet1.G5:Sheet1.G33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5:Sheet1.E33</svg:desc>
                </draw:g>
              </table:table-cell>
              <table:table-cell office:value-type="float" office:value="22.1">
                <text:p>22.1</text:p>
                <draw:g>
                  <svg:desc>Sheet1.F5:Sheet1.F33</svg:desc>
                </draw:g>
              </table:table-cell>
              <table:table-cell office:value-type="float" office:value="0">
                <text:p>0</text:p>
                <draw:g>
                  <svg:desc>Sheet1.G5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21.99376883028">
                <text:p>21.99376883028</text:p>
              </table:table-cell>
              <table:table-cell office:value-type="float" office:value="0.881950130094228">
                <text:p>0.881950130094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">
                <text:p>0.802</text:p>
              </table:table-cell>
              <table:table-cell office:value-type="float" office:value="21.8817927088857">
                <text:p>21.8817927088857</text:p>
              </table:table-cell>
              <table:table-cell office:value-type="float" office:value="1.75491977525264">
                <text:p>1.7549197752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3">
                <text:p>1.203</text:p>
              </table:table-cell>
              <table:table-cell office:value-type="float" office:value="21.7634145615263">
                <text:p>21.7634145615263</text:p>
              </table:table-cell>
              <table:table-cell office:value-type="float" office:value="2.61813877175162">
                <text:p>2.6181387717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4">
                <text:p>1.604</text:p>
              </table:table-cell>
              <table:table-cell office:value-type="float" office:value="21.637857711137">
                <text:p>21.637857711137</text:p>
              </table:table-cell>
              <table:table-cell office:value-type="float" office:value="3.47071237686638">
                <text:p>3.47071237686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5">
                <text:p>2.005</text:p>
              </table:table-cell>
              <table:table-cell office:value-type="float" office:value="21.5041949648794">
                <text:p>21.5041949648794</text:p>
              </table:table-cell>
              <table:table-cell office:value-type="float" office:value="4.31159109045831">
                <text:p>4.31159109045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6">
                <text:p>2.406</text:p>
              </table:table-cell>
              <table:table-cell office:value-type="float" office:value="21.3613070196243">
                <text:p>21.3613070196243</text:p>
              </table:table-cell>
              <table:table-cell office:value-type="float" office:value="5.1395304689216">
                <text:p>5.1395304689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7">
                <text:p>2.807</text:p>
              </table:table-cell>
              <table:table-cell office:value-type="float" office:value="21.2078254259488">
                <text:p>21.2078254259488</text:p>
              </table:table-cell>
              <table:table-cell office:value-type="float" office:value="5.95303659706382">
                <text:p>5.9530365970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8">
                <text:p>3.208</text:p>
              </table:table-cell>
              <table:table-cell office:value-type="float" office:value="21.0420526760164">
                <text:p>21.0420526760164</text:p>
              </table:table-cell>
              <table:table-cell office:value-type="float" office:value="6.75029049846606">
                <text:p>6.75029049846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20.8618474373605">
                <text:p>20.8618474373605</text:p>
              </table:table-cell>
              <table:table-cell office:value-type="float" office:value="7.52904074014339">
                <text:p>7.52904074014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1">
                <text:p>4.01</text:p>
              </table:table-cell>
              <table:table-cell office:value-type="float" office:value="20.66445493201">
                <text:p>20.66445493201</text:p>
              </table:table-cell>
              <table:table-cell office:value-type="float" office:value="8.28644642773601">
                <text:p>8.28644642773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1">
                <text:p>4.411</text:p>
              </table:table-cell>
              <table:table-cell office:value-type="float" office:value="20.4462476408957">
                <text:p>20.4462476408957</text:p>
              </table:table-cell>
              <table:table-cell office:value-type="float" office:value="9.01883983439911">
                <text:p>9.01883983439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12">
                <text:p>4.812</text:p>
              </table:table-cell>
              <table:table-cell office:value-type="float" office:value="20.202312643147">
                <text:p>20.202312643147</text:p>
              </table:table-cell>
              <table:table-cell office:value-type="float" office:value="9.72135284388235">
                <text:p>9.72135284388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3">
                <text:p>5.213</text:p>
              </table:table-cell>
              <table:table-cell office:value-type="float" office:value="19.9257619516343">
                <text:p>19.9257619516343</text:p>
              </table:table-cell>
              <table:table-cell office:value-type="float" office:value="10.3872997053869">
                <text:p>10.3872997053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14">
                <text:p>5.614</text:p>
              </table:table-cell>
              <table:table-cell office:value-type="float" office:value="19.6065076080264">
                <text:p>19.6065076080264</text:p>
              </table:table-cell>
              <table:table-cell office:value-type="float" office:value="11.007093371146">
                <text:p>11.00709337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15">
                <text:p>6.015</text:p>
              </table:table-cell>
              <table:table-cell office:value-type="float" office:value="19.22890986402">
                <text:p>19.22890986402</text:p>
              </table:table-cell>
              <table:table-cell office:value-type="float" office:value="11.566189283208">
                <text:p>11.566189283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16">
                <text:p>6.416</text:p>
              </table:table-cell>
              <table:table-cell office:value-type="float" office:value="18.766767575157">
                <text:p>18.766767575157</text:p>
              </table:table-cell>
              <table:table-cell office:value-type="float" office:value="12.0407580762207">
                <text:p>12.0407580762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17">
                <text:p>6.817</text:p>
              </table:table-cell>
              <table:table-cell office:value-type="float" office:value="18.1709625400364">
                <text:p>18.1709625400364</text:p>
              </table:table-cell>
              <table:table-cell office:value-type="float" office:value="12.3871451635428">
                <text:p>12.3871451635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18">
                <text:p>7.218</text:p>
              </table:table-cell>
              <table:table-cell office:value-type="float" office:value="17.331222507167">
                <text:p>17.331222507167</text:p>
              </table:table-cell>
              <table:table-cell office:value-type="float" office:value="12.5096764056732">
                <text:p>12.5096764056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19">
                <text:p>7.619</text:p>
              </table:table-cell>
              <table:table-cell office:value-type="float" office:value="15.895677439177">
                <text:p>15.895677439177</text:p>
              </table:table-cell>
              <table:table-cell office:value-type="float" office:value="12.110916640909">
                <text:p>12.11091664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591">
                <text:p>7.6591</text:p>
              </table:table-cell>
              <table:table-cell office:value-type="float" office:value="15.6774701480627">
                <text:p>15.6774701480627</text:p>
              </table:table-cell>
              <table:table-cell office:value-type="float" office:value="12.0075311611027">
                <text:p>12.0075311611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992">
                <text:p>7.6992</text:p>
              </table:table-cell>
              <table:table-cell office:value-type="float" office:value="15.433535150314">
                <text:p>15.433535150314</text:p>
              </table:table-cell>
              <table:table-cell office:value-type="float" office:value="11.8825873829298">
                <text:p>11.8825873829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393">
                <text:p>7.7393</text:p>
              </table:table-cell>
              <table:table-cell office:value-type="float" office:value="15.1569844588013">
                <text:p>15.1569844588013</text:p>
              </table:table-cell>
              <table:table-cell office:value-type="float" office:value="11.7304449822001">
                <text:p>11.7304449822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794">
                <text:p>7.7794</text:p>
              </table:table-cell>
              <table:table-cell office:value-type="float" office:value="14.8377301151934">
                <text:p>14.8377301151934</text:p>
              </table:table-cell>
              <table:table-cell office:value-type="float" office:value="11.5428637658135">
                <text:p>11.5428637658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195">
                <text:p>7.8195</text:p>
              </table:table-cell>
              <table:table-cell office:value-type="float" office:value="14.460132371187">
                <text:p>14.460132371187</text:p>
              </table:table-cell>
              <table:table-cell office:value-type="float" office:value="11.3071005076497">
                <text:p>11.307100507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596">
                <text:p>7.8596</text:p>
              </table:table-cell>
              <table:table-cell office:value-type="float" office:value="13.997990082324">
                <text:p>13.997990082324</text:p>
              </table:table-cell>
              <table:table-cell office:value-type="float" office:value="11.0018602851034">
                <text:p>11.0018602851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997">
                <text:p>7.8997</text:p>
              </table:table-cell>
              <table:table-cell office:value-type="float" office:value="13.4021850472033">
                <text:p>13.4021850472033</text:p>
              </table:table-cell>
              <table:table-cell office:value-type="float" office:value="10.5873241217392">
                <text:p>10.5873241217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398">
                <text:p>7.9398</text:p>
              </table:table-cell>
              <table:table-cell office:value-type="float" office:value="12.5624450143339">
                <text:p>12.5624450143339</text:p>
              </table:table-cell>
              <table:table-cell office:value-type="float" office:value="9.97433009248085">
                <text:p>9.97433009248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2">
                <text:p>8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